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officeooo:rsid="00330896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3">do text</text:span></text:p><text:p text:style-name="P17"><text:span text:style-name="T14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onze heures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self.getPortionOutsText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7"><text:span text:style-name="T15">do section- if not len(</text:span><text:span text:style-name="T16">licence_helper.getLastInquiry().</text:span><text:span text:style-name="T15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7"><text:span text:style-name="T15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5">do text for claimant in </text:span><text:span text:style-name="T16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<text:s/>domicilié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3">do text</text:span></text:p><text:p text:style-name="P17"><text:span text:style-name="T1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8-07-18T13:46:03.804050844</dc:date>
    <dc:creator>bleybaert</dc:creator>
    <meta:editing-duration>PT1H52M</meta:editing-duration>
    <meta:editing-cycles>27</meta:editing-cycles>
    <meta:generator>LibreOffice/5.4.6.2$Linux_X86_64 LibreOffice_project/40m0$Build-2</meta:generator>
    <meta:document-statistic meta:table-count="0" meta:image-count="0" meta:object-count="0" meta:page-count="1" meta:paragraph-count="16" meta:word-count="184" meta:character-count="1309" meta:non-whitespace-character-count="1175"/>
  </office:meta>
</office:document-meta>
</file>